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E000001D481DF4E76161FE1C3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/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1.77cm" fo:min-width="3.17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1.37cm" fo:min-width="4.67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1.02cm" fo:min-width="5.9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0.92cm" fo:min-width="6.9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0.62cm" fo:min-width="8.17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0.47cm" fo:min-width="9.67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0.42cm" fo:min-width="11.4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2.02cm" fo:min-width="12.1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1.37cm" fo:min-width="10.9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1.22cm" fo:min-width="9.7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0.92cm" fo:min-width="8.5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0.87cm" fo:min-width="7.17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0.67cm" fo:min-width="5.37cm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159cm" svg:stroke-color="#1584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7" style:family="graphic" style:parent-style-name="objectwithoutfill">
      <style:graphic-properties svg:stroke-width="0.106cm" svg:stroke-color="#800080" draw:marker-start-width="0.358cm" draw:marker-end="線條箭頭_20_1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draw:fill="hatch" draw:fill-hatch-name="Red_20_-45_20_Degrees_20_Triple" draw:textarea-horizontal-align="justify" draw:textarea-vertical-align="middle" draw:auto-grow-height="false" fo:min-height="0.398cm" fo:min-width="0.876cm"/>
    </style:style>
    <style:style style:name="gr19" style:family="graphic" style:parent-style-name="standard">
      <style:graphic-properties draw:stroke="none" draw:fill="hatch" draw:fill-hatch-name="Red_20_-45_20_Degrees_20_Triple" draw:textarea-horizontal-align="justify" draw:textarea-vertical-align="middle" draw:auto-grow-height="false" fo:min-height="0.528cm" fo:min-width="0.676cm"/>
    </style:style>
    <style:style style:name="gr20" style:family="graphic" style:parent-style-name="standard">
      <style:graphic-properties draw:stroke="none" draw:fill="hatch" draw:fill-hatch-name="Red_20_-45_20_Degrees_20_Triple" draw:textarea-horizontal-align="justify" draw:textarea-vertical-align="middle" draw:auto-grow-height="false" fo:min-height="0.642cm" fo:min-width="0.676cm"/>
    </style:style>
    <style:style style:name="gr21" style:family="graphic" style:parent-style-name="standard">
      <style:graphic-properties draw:stroke="none" draw:fill="hatch" draw:fill-hatch-name="Red_20_-45_20_Degrees_20_Triple" draw:textarea-horizontal-align="justify" draw:textarea-vertical-align="middle" draw:auto-grow-height="false" fo:min-height="0.884cm" fo:min-width="0.676cm"/>
    </style:style>
    <style:style style:name="gr22" style:family="graphic" style:parent-style-name="standard">
      <style:graphic-properties draw:stroke="none" draw:fill="hatch" draw:fill-hatch-name="Red_20_-45_20_Degrees_20_Triple" draw:textarea-horizontal-align="justify" draw:textarea-vertical-align="middle" draw:auto-grow-height="false" fo:min-height="1.176cm" fo:min-width="0.851cm"/>
    </style:style>
    <style:style style:name="gr23" style:family="graphic" style:parent-style-name="standard">
      <style:graphic-properties draw:stroke="none" draw:fill="hatch" draw:fill-hatch-name="Red_20_-45_20_Degrees_20_Triple" draw:textarea-horizontal-align="justify" draw:textarea-vertical-align="middle" draw:auto-grow-height="false" fo:min-height="1.662cm" fo:min-width="3.025cm"/>
    </style:style>
    <style:style style:name="gr24" style:family="graphic" style:parent-style-name="standard">
      <style:graphic-properties draw:stroke="none" draw:fill="hatch" draw:fill-hatch-name="Blue_20_45_20_Degrees_20_Crossed" draw:textarea-horizontal-align="justify" draw:textarea-vertical-align="middle" draw:auto-grow-height="false" fo:min-height="0.342cm" fo:min-width="0.976cm"/>
    </style:style>
    <style:style style:name="gr25" style:family="graphic" style:parent-style-name="standard">
      <style:graphic-properties draw:stroke="none" draw:fill="hatch" draw:fill-hatch-name="Blue_20_45_20_Degrees_20_Crossed" draw:textarea-horizontal-align="justify" draw:textarea-vertical-align="middle" draw:auto-grow-height="false" fo:min-height="0.455cm" fo:min-width="0.426cm"/>
    </style:style>
    <style:style style:name="gr26" style:family="graphic" style:parent-style-name="standard">
      <style:graphic-properties draw:stroke="none" draw:fill="hatch" draw:fill-hatch-name="Blue_20_45_20_Degrees_20_Crossed" draw:textarea-horizontal-align="justify" draw:textarea-vertical-align="middle" draw:auto-grow-height="false" fo:min-height="0.642cm" fo:min-width="0.5cm"/>
    </style:style>
    <style:style style:name="gr27" style:family="graphic" style:parent-style-name="standard">
      <style:graphic-properties draw:stroke="none" draw:fill="hatch" draw:fill-hatch-name="Blue_20_45_20_Degrees_20_Crossed" draw:textarea-horizontal-align="justify" draw:textarea-vertical-align="middle" draw:auto-grow-height="false" fo:min-height="0.804cm" fo:min-width="0.5cm"/>
    </style:style>
    <style:style style:name="gr28" style:family="graphic" style:parent-style-name="standard">
      <style:graphic-properties draw:stroke="none" draw:fill="hatch" draw:fill-hatch-name="Blue_20_45_20_Degrees_20_Crossed" draw:textarea-horizontal-align="justify" draw:textarea-vertical-align="middle" draw:auto-grow-height="false" fo:min-height="1.047cm" fo:min-width="0.876cm"/>
    </style:style>
    <style:style style:name="gr29" style:family="graphic" style:parent-style-name="standard">
      <style:graphic-properties svg:stroke-width="0.106cm" draw:marker-start="線條箭頭_20_2" draw:marker-start-width="0.458cm" draw:marker-end="線條箭頭_20_3" draw:marker-end-width="0.458cm" draw:textarea-vertical-align="middle" fo:padding-top="0.177cm" fo:padding-bottom="0.177cm" fo:padding-left="0.302cm" fo:padding-right="0.302cm"/>
    </style:style>
    <style:style style:name="gr30" style:family="graphic" style:parent-style-name="standard">
      <style:graphic-properties draw:stroke="none" svg:stroke-color="#000000" draw:fill="none" draw:fill-color="#ffffff" fo:min-height="0.962cm"/>
      <style:paragraph-properties style:writing-mode="lr-tb"/>
    </style:style>
    <style:style style:name="gr31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3.646cm" fo:min-width="0.026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2.835cm" fo:min-width="0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2.467cm" fo:min-width="0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2.101cm" fo:min-width="0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1.597cm" fo:min-width="0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1.276cm" fo:min-width="0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3465a4" draw:marker-start-width="0.321cm" draw:marker-end-width="0.321cm" draw:fill="none" draw:textarea-vertical-align="middle" draw:auto-grow-height="false" fo:min-height="2.192cm" fo:min-width="0cm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fo:min-height="0.312cm"/>
      <style:paragraph-properties style:writing-mode="lr-tb"/>
    </style:style>
    <style:style style:name="gr39" style:family="graphic" style:parent-style-name="standard">
      <style:graphic-properties svg:stroke-width="0.081cm" svg:stroke-color="#3465a4" draw:marker-start-width="0.321cm" draw:marker-end-width="0.321cm" draw:fill="none" draw:textarea-vertical-align="middle" draw:auto-grow-height="false" fo:min-height="1.687cm" fo:min-width="0cm" fo:padding-top="0.165cm" fo:padding-bottom="0.165cm" fo:padding-left="0.29cm" fo:padding-right="0.29cm"/>
    </style:style>
    <style:style style:name="gr40" style:family="graphic" style:parent-style-name="standard">
      <style:graphic-properties svg:stroke-width="0.081cm" svg:stroke-color="#3465a4" draw:marker-start-width="0.321cm" draw:marker-end-width="0.321cm" draw:fill="none" draw:textarea-vertical-align="middle" draw:auto-grow-height="false" fo:min-height="1.595cm" fo:min-width="0cm" fo:padding-top="0.165cm" fo:padding-bottom="0.165cm" fo:padding-left="0.29cm" fo:padding-right="0.29cm"/>
    </style:style>
    <style:style style:name="gr41" style:family="graphic" style:parent-style-name="standard">
      <style:graphic-properties svg:stroke-width="0.081cm" svg:stroke-color="#3465a4" draw:marker-start-width="0.321cm" draw:marker-end-width="0.321cm" draw:fill="none" draw:textarea-vertical-align="middle" draw:auto-grow-height="false" fo:min-height="2.099cm" fo:min-width="0cm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106cm" svg:stroke-color="#00a933" draw:marker-start-width="0.359cm" draw:marker-end="線條箭頭_20_4" draw:marker-end-width="0.459cm" draw:fill="none" draw:textarea-vertical-align="middle" fo:padding-top="0.178cm" fo:padding-bottom="0.178cm" fo:padding-left="0.303cm" fo:padding-right="0.303cm"/>
    </style:style>
    <style:style style:name="gr43" style:family="graphic" style:parent-style-name="standard">
      <style:graphic-properties svg:stroke-width="0.081cm" svg:stroke-color="#2a6099" draw:marker-start-width="0.321cm" draw:marker-end-width="0.321cm" draw:fill="hatch" draw:fill-hatch-name="Green_20_90_20_Degrees_20_Triple" draw:textarea-horizontal-align="justify" draw:textarea-vertical-align="middle" draw:auto-grow-height="false" fo:min-height="1.17cm" fo:min-width="5.92cm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0.77cm" fo:min-width="1.37cm" fo:padding-top="0.165cm" fo:padding-bottom="0.165cm" fo:padding-left="0.29cm" fo:padding-right="0.29cm"/>
    </style:style>
    <style:style style:name="gr45" style:family="graphic" style:parent-style-name="objectwithoutfill">
      <style:graphic-properties svg:stroke-width="0.106cm" svg:stroke-color="#800080" draw:marker-start-width="0.359cm" draw:marker-end="線條箭頭_20_4" draw:marker-end-width="0.459cm" draw:fill="none" draw:textarea-vertical-align="middle" fo:padding-top="0.178cm" fo:padding-bottom="0.178cm" fo:padding-left="0.303cm" fo:padding-right="0.303cm"/>
    </style:style>
    <style:style style:name="gr46" style:family="graphic" style:parent-style-name="objectwithoutfill">
      <style:graphic-properties svg:stroke-width="0.018cm" svg:stroke-color="#800080" draw:marker-start-width="0.227cm" draw:marker-end="線條箭頭_20_4" draw:marker-end-width="0.327cm" draw:fill="none" draw:textarea-vertical-align="middle" fo:padding-top="0.134cm" fo:padding-bottom="0.134cm" fo:padding-left="0.259cm" fo:padding-right="0.259cm"/>
    </style:style>
    <style:style style:name="gr47" style:family="graphic" style:parent-style-name="standard">
      <style:graphic-properties draw:stroke="none" draw:fill="hatch" draw:fill-hatch-name="Red_20_-45_20_Degrees_20_Triple" draw:textarea-horizontal-align="justify" draw:textarea-vertical-align="middle" draw:auto-grow-height="false" fo:min-height="0.398cm" fo:min-width="0.125cm"/>
    </style:style>
    <style:style style:name="gr48" style:family="graphic" style:parent-style-name="objectwithoutfill">
      <style:graphic-properties svg:stroke-width="0.106cm" svg:stroke-color="#492300" draw:marker-start-width="0.359cm" draw:marker-end="線條箭頭_20_4" draw:marker-end-width="0.459cm" draw:fill="none" draw:textarea-vertical-align="middle" fo:padding-top="0.178cm" fo:padding-bottom="0.178cm" fo:padding-left="0.303cm" fo:padding-right="0.303cm"/>
    </style:style>
    <style:style style:name="gr49" style:family="graphic" style:parent-style-name="standard">
      <style:graphic-properties draw:stroke="none" svg:stroke-color="#492300" draw:fill="none" draw:fill-color="#ffffff" fo:min-height="0.7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4000" loext:opacity="100%" fo:font-weight="bold" style:font-weight-asian="bold" style:font-weight-complex="bold"/>
    </style:style>
    <style:style style:name="P3" style:family="paragraph">
      <loext:graphic-properties draw:fill="hatch" draw:fill-hatch-name="Red_20_-45_20_Degrees_20_Tripl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hatch" draw:fill-hatch-name="Blue_20_45_20_Degrees_20_Crosse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4000" loext:opacity="100%" fo:font-size="24pt" fo:font-weight="bold" style:font-size-asian="24pt" style:font-weight-asian="bold" style:font-size-complex="24pt" style:font-weight-complex="bold"/>
    </style:style>
    <style:style style:name="P8" style:family="paragraph">
      <style:text-properties fo:color="#3465a4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3465a4" loext:opacity="100%" fo:font-weight="bold" style:font-weight-asian="bold" style:font-weight-complex="bold"/>
    </style:style>
    <style:style style:name="P10" style:family="paragraph">
      <loext:graphic-properties draw:fill="hatch" draw:fill-hatch-name="Green_20_90_20_Degrees_20_Tripl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800080" loext:opacity="100%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00a933" loext:opacity="100%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  <style:text-properties style:use-window-font-color="true" loext:opacity="0%"/>
    </style:style>
    <style:style style:name="P14" style:family="paragraph">
      <loext:graphic-properties draw:fill="none" draw:fill-color="#ffffff"/>
      <style:paragraph-properties style:writing-mode="lr-tb"/>
      <style:text-properties fo:color="#492300" loext:opacity="100%" fo:font-weight="bold" fo:background-color="#ff4000" style:font-weight-asian="bold" style:font-weight-complex="bold"/>
    </style:style>
    <style:style style:name="T1" style:family="text">
      <style:text-properties fo:color="#ff4000" loext:opacity="100%" fo:font-weight="bold" style:font-weight-asian="bold" style:font-weight-complex="bold"/>
    </style:style>
    <style:style style:name="T2" style:family="text">
      <style:text-properties fo:color="#ff4000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3465a4" loext:opacity="100%" fo:font-weight="bold" style:font-weight-asian="bold" style:font-weight-complex="bold"/>
    </style:style>
    <style:style style:name="T4" style:family="text">
      <style:text-properties fo:color="#800080" loext:opacity="100%" fo:font-weight="bold" style:font-weight-asian="bold" style:font-weight-complex="bold"/>
    </style:style>
    <style:style style:name="T5" style:family="text">
      <style:text-properties fo:color="#00a933" loext:opacity="100%" fo:font-weight="bold" style:font-weight-asian="bold" style:font-weight-complex="bold"/>
    </style:style>
    <style:style style:name="T6" style:family="text">
      <style:text-properties fo:color="#4923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9.836cm" svg:height="15.733cm" svg:x="0.6cm" svg:y="7.5cm">
          <draw:image xlink:href="Pictures/100000000000024E000001D481DF4E76161FE1C3.png" xlink:type="simple" xlink:show="embed" xlink:actuate="onLoad" draw:mime-type="image/png">
            <text:p/>
          </draw:image>
        </draw:frame>
        <draw:frame draw:style-name="gr2" draw:text-style-name="P2" draw:layer="layout" svg:width="1cm" svg:height="0.962cm" svg:x="1.8cm" svg:y="9.788cm">
          <draw:text-box>
            <text:p><text:span text:style-name="T1">A</text:span></text:p>
          </draw:text-box>
        </draw:frame>
        <draw:frame draw:style-name="gr2" draw:text-style-name="P2" draw:layer="layout" svg:width="1cm" svg:height="0.962cm" svg:x="1.8cm" svg:y="12.488cm">
          <draw:text-box>
            <text:p><text:span text:style-name="T1">B</text:span></text:p>
          </draw:text-box>
        </draw:frame>
        <draw:frame draw:style-name="gr2" draw:text-style-name="P2" draw:layer="layout" svg:width="1cm" svg:height="0.962cm" svg:x="1.8cm" svg:y="14.588cm">
          <draw:text-box>
            <text:p><text:span text:style-name="T1">C</text:span></text:p>
          </draw:text-box>
        </draw:frame>
        <draw:frame draw:style-name="gr2" draw:text-style-name="P2" draw:layer="layout" svg:width="1cm" svg:height="0.962cm" svg:x="1.8cm" svg:y="16.388cm">
          <draw:text-box>
            <text:p><text:span text:style-name="T1">D</text:span></text:p>
          </draw:text-box>
        </draw:frame>
        <draw:frame draw:style-name="gr2" draw:text-style-name="P2" draw:layer="layout" svg:width="1cm" svg:height="0.962cm" svg:x="1.8cm" svg:y="17.888cm">
          <draw:text-box>
            <text:p><text:span text:style-name="T1">E</text:span></text:p>
          </draw:text-box>
        </draw:frame>
        <draw:frame draw:style-name="gr2" draw:text-style-name="P2" draw:layer="layout" svg:width="1cm" svg:height="0.962cm" svg:x="1.8cm" svg:y="19.288cm">
          <draw:text-box>
            <text:p><text:span text:style-name="T1">F</text:span></text:p>
          </draw:text-box>
        </draw:frame>
        <draw:frame draw:style-name="gr2" draw:text-style-name="P2" draw:layer="layout" svg:width="1cm" svg:height="0.962cm" svg:x="1.8cm" svg:y="20.388cm">
          <draw:text-box>
            <text:p><text:span text:style-name="T1">G</text:span></text:p>
          </draw:text-box>
        </draw:frame>
        <draw:frame draw:style-name="gr2" draw:text-style-name="P2" draw:layer="layout" svg:width="1cm" svg:height="0.962cm" svg:x="1.8cm" svg:y="21.288cm">
          <draw:text-box>
            <text:p><text:span text:style-name="T1">H</text:span></text:p>
          </draw:text-box>
        </draw:frame>
        <draw:custom-shape draw:style-name="gr3" draw:text-style-name="P3" draw:layer="layout" svg:width="3.75cm" svg:height="2.1cm" svg:x="2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5cm" svg:height="1.7cm" svg:x="2cm" svg:y="1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5cm" svg:height="1.35cm" svg:x="2cm" svg:y="1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5cm" svg:height="1.25cm" svg:x="2cm" svg:y="17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75cm" svg:height="0.95cm" svg:x="2cm" svg:y="19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0.25cm" svg:height="0.8cm" svg:x="2cm" svg:y="20.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75cm" svg:x="2cm" svg:y="21.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預設">
        <draw:frame draw:style-name="gr1" draw:text-style-name="P1" draw:layer="layout" svg:width="19.836cm" svg:height="15.733cm" svg:x="0.6cm" svg:y="7.5cm">
          <draw:image xlink:href="Pictures/100000000000024E000001D481DF4E76161FE1C3.png" xlink:type="simple" xlink:show="embed" xlink:actuate="onLoad" draw:mime-type="image/png">
            <text:p/>
          </draw:image>
        </draw:frame>
        <draw:frame draw:style-name="gr2" draw:text-style-name="P2" draw:layer="layout" svg:width="1cm" svg:height="0.962cm" svg:x="1.8cm" svg:y="9.788cm">
          <draw:text-box>
            <text:p><text:span text:style-name="T1">A</text:span></text:p>
          </draw:text-box>
        </draw:frame>
        <draw:frame draw:style-name="gr2" draw:text-style-name="P2" draw:layer="layout" svg:width="1cm" svg:height="0.962cm" svg:x="1.8cm" svg:y="12.488cm">
          <draw:text-box>
            <text:p><text:span text:style-name="T1">B</text:span></text:p>
          </draw:text-box>
        </draw:frame>
        <draw:frame draw:style-name="gr2" draw:text-style-name="P2" draw:layer="layout" svg:width="1cm" svg:height="0.962cm" svg:x="1.8cm" svg:y="14.588cm">
          <draw:text-box>
            <text:p><text:span text:style-name="T1">C</text:span></text:p>
          </draw:text-box>
        </draw:frame>
        <draw:frame draw:style-name="gr2" draw:text-style-name="P2" draw:layer="layout" svg:width="1cm" svg:height="0.962cm" svg:x="1.8cm" svg:y="16.388cm">
          <draw:text-box>
            <text:p><text:span text:style-name="T1">D</text:span></text:p>
          </draw:text-box>
        </draw:frame>
        <draw:frame draw:style-name="gr2" draw:text-style-name="P2" draw:layer="layout" svg:width="1cm" svg:height="0.962cm" svg:x="1.8cm" svg:y="17.888cm">
          <draw:text-box>
            <text:p><text:span text:style-name="T1">E</text:span></text:p>
          </draw:text-box>
        </draw:frame>
        <draw:frame draw:style-name="gr2" draw:text-style-name="P2" draw:layer="layout" svg:width="1cm" svg:height="0.962cm" svg:x="1.8cm" svg:y="19.288cm">
          <draw:text-box>
            <text:p><text:span text:style-name="T1">F</text:span></text:p>
          </draw:text-box>
        </draw:frame>
        <draw:frame draw:style-name="gr2" draw:text-style-name="P2" draw:layer="layout" svg:width="1cm" svg:height="0.962cm" svg:x="1.8cm" svg:y="20.388cm">
          <draw:text-box>
            <text:p><text:span text:style-name="T1">G</text:span></text:p>
          </draw:text-box>
        </draw:frame>
        <draw:frame draw:style-name="gr2" draw:text-style-name="P2" draw:layer="layout" svg:width="1cm" svg:height="0.962cm" svg:x="1.8cm" svg:y="21.288cm">
          <draw:text-box>
            <text:p><text:span text:style-name="T1">H</text:span></text:p>
          </draw:text-box>
        </draw:frame>
      </draw:page>
      <draw:page draw:name="page3" draw:style-name="dp1" draw:master-page-name="預設">
        <draw:frame draw:style-name="gr1" draw:text-style-name="P1" draw:layer="layout" svg:width="19.836cm" svg:height="15.733cm" svg:x="0.6cm" svg:y="7.5cm">
          <draw:image xlink:href="Pictures/100000000000024E000001D481DF4E76161FE1C3.png" xlink:type="simple" xlink:show="embed" xlink:actuate="onLoad" draw:mime-type="image/png">
            <text:p/>
          </draw:image>
        </draw:frame>
        <draw:frame draw:style-name="gr2" draw:text-style-name="P2" draw:layer="layout" svg:width="1cm" svg:height="0.962cm" svg:x="1.8cm" svg:y="9.788cm">
          <draw:text-box>
            <text:p><text:span text:style-name="T1">A</text:span></text:p>
          </draw:text-box>
        </draw:frame>
        <draw:frame draw:style-name="gr2" draw:text-style-name="P2" draw:layer="layout" svg:width="1cm" svg:height="0.962cm" svg:x="1.8cm" svg:y="12.488cm">
          <draw:text-box>
            <text:p><text:span text:style-name="T1">B</text:span></text:p>
          </draw:text-box>
        </draw:frame>
        <draw:frame draw:style-name="gr2" draw:text-style-name="P2" draw:layer="layout" svg:width="1cm" svg:height="0.962cm" svg:x="1.8cm" svg:y="14.588cm">
          <draw:text-box>
            <text:p><text:span text:style-name="T1">C</text:span></text:p>
          </draw:text-box>
        </draw:frame>
        <draw:frame draw:style-name="gr2" draw:text-style-name="P2" draw:layer="layout" svg:width="1cm" svg:height="0.962cm" svg:x="1.8cm" svg:y="16.388cm">
          <draw:text-box>
            <text:p><text:span text:style-name="T1">D</text:span></text:p>
          </draw:text-box>
        </draw:frame>
        <draw:frame draw:style-name="gr2" draw:text-style-name="P2" draw:layer="layout" svg:width="1cm" svg:height="0.962cm" svg:x="1.8cm" svg:y="17.888cm">
          <draw:text-box>
            <text:p><text:span text:style-name="T1">E</text:span></text:p>
          </draw:text-box>
        </draw:frame>
        <draw:frame draw:style-name="gr2" draw:text-style-name="P2" draw:layer="layout" svg:width="1cm" svg:height="0.962cm" svg:x="1.8cm" svg:y="19.288cm">
          <draw:text-box>
            <text:p><text:span text:style-name="T1">F</text:span></text:p>
          </draw:text-box>
        </draw:frame>
        <draw:frame draw:style-name="gr2" draw:text-style-name="P2" draw:layer="layout" svg:width="1cm" svg:height="0.962cm" svg:x="1.8cm" svg:y="20.388cm">
          <draw:text-box>
            <text:p><text:span text:style-name="T1">G</text:span></text:p>
          </draw:text-box>
        </draw:frame>
        <draw:frame draw:style-name="gr2" draw:text-style-name="P2" draw:layer="layout" svg:width="1cm" svg:height="0.962cm" svg:x="1.8cm" svg:y="21.288cm">
          <draw:text-box>
            <text:p><text:span text:style-name="T1">H</text:span></text:p>
          </draw:text-box>
        </draw:frame>
        <draw:custom-shape draw:style-name="gr10" draw:text-style-name="P3" draw:layer="layout" svg:width="12.7cm" svg:height="2.35cm" svg:x="7.3cm" svg:y="11.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1.5cm" svg:height="1.7cm" svg:x="8.5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0.3cm" svg:height="1.55cm" svg:x="9.7cm" svg:y="16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9.1cm" svg:height="1.25cm" svg:x="10.9cm" svg:y="17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75cm" svg:height="1.2cm" svg:x="12.25cm" svg:y="19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5.95cm" svg:height="1cm" svg:x="14.05cm" svg:y="20.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預設">
        <draw:frame draw:style-name="gr1" draw:text-style-name="P4" draw:layer="layout" svg:width="37.019cm" svg:height="29.362cm" svg:x="-3.719cm" svg:y="0.45cm">
          <draw:image xlink:href="Pictures/100000000000024E000001D481DF4E76161FE1C3.png" xlink:type="simple" xlink:show="embed" xlink:actuate="onLoad" draw:mime-type="image/png">
            <text:p/>
          </draw:image>
        </draw:frame>
        <draw:line draw:style-name="gr16" draw:text-style-name="P1" draw:layer="layout" svg:x1="15.5cm" svg:y1="22.25cm" svg:x2="21.25cm" svg:y2="26.25cm">
          <text:p/>
        </draw:line>
        <draw:line draw:style-name="gr16" draw:text-style-name="P1" draw:layer="layout" svg:x1="18cm" svg:y1="26.25cm" svg:x2="21.25cm" svg:y2="26.25cm">
          <text:p/>
        </draw:line>
        <draw:line draw:style-name="gr16" draw:text-style-name="P1" draw:layer="layout" svg:x1="18cm" svg:y1="26.25cm" svg:x2="18cm" svg:y2="22.25cm">
          <text:p/>
        </draw:line>
        <draw:line draw:style-name="gr16" draw:text-style-name="P1" draw:layer="layout" svg:x1="15.5cm" svg:y1="22.25cm" svg:x2="18cm" svg:y2="22.25cm">
          <text:p/>
        </draw:line>
        <draw:line draw:style-name="gr17" draw:text-style-name="P1" draw:layer="layout" svg:x1="20.5cm" svg:y1="26.15cm" svg:x2="21cm" svg:y2="26.15cm">
          <text:p/>
        </draw:line>
        <draw:line draw:style-name="gr17" draw:text-style-name="P1" draw:layer="layout" svg:x1="19.5cm" svg:y1="24.6cm" svg:x2="19cm" svg:y2="24.6cm">
          <text:p/>
        </draw:line>
        <draw:line draw:style-name="gr17" draw:text-style-name="P1" draw:layer="layout" svg:x1="16.327cm" svg:y1="22.4cm" svg:x2="15.827cm" svg:y2="22.4cm">
          <text:p/>
        </draw:line>
        <draw:custom-shape draw:style-name="gr18" draw:text-style-name="P3" draw:layer="layout" svg:width="2.75cm" svg:height="2cm" draw:transform="rotate (-3.14159265358979) translate (21.5cm 26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" draw:layer="layout" svg:width="1.75cm" svg:height="0.962cm" svg:x="20cm" svg:y="24.588cm">
          <draw:text-box>
            <text:p><text:span text:style-name="T1">TG</text:span></text:p>
          </draw:text-box>
        </draw:frame>
        <draw:custom-shape draw:style-name="gr18" draw:text-style-name="P3" draw:layer="layout" svg:width="2.75cm" svg:height="2cm" draw:transform="rotate (-3.14159265358979) translate (18.2cm 24.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" draw:layer="layout" svg:width="2.35cm" svg:height="2.4cm" draw:transform="rotate (-3.14159265358979) translate (15.5cm 2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" draw:layer="layout" svg:width="2.35cm" svg:height="2.75cm" draw:transform="rotate (-3.14159265358979) translate (13.1cm 19.2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" draw:layer="layout" svg:width="2.35cm" svg:height="3.501cm" draw:transform="rotate (-3.14159265358979) translate (11cm 16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" draw:layer="layout" svg:width="2.7cm" svg:height="4.401cm" draw:transform="rotate (-3.14159265358979) translate (8.55cm 1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" draw:layer="layout" svg:width="7.05cm" svg:height="5.9cm" draw:transform="rotate (-3.14159265358979) translate (6cm 8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" draw:layer="layout" svg:width="1.5cm" svg:height="0.962cm" svg:x="16.6cm" svg:y="22.288cm">
          <draw:text-box>
            <text:p><text:span text:style-name="T1">TF</text:span></text:p>
          </draw:text-box>
        </draw:frame>
        <draw:frame draw:style-name="gr2" draw:text-style-name="P2" draw:layer="layout" svg:width="1.5cm" svg:height="0.962cm" svg:x="14cm" svg:y="19.588cm">
          <draw:text-box>
            <text:p><text:span text:style-name="T1">TE</text:span></text:p>
          </draw:text-box>
        </draw:frame>
        <draw:frame draw:style-name="gr2" draw:text-style-name="P2" draw:layer="layout" svg:width="1.45cm" svg:height="0.962cm" svg:x="11.75cm" svg:y="16.588cm">
          <draw:text-box>
            <text:p><text:span text:style-name="T1">TD</text:span></text:p>
          </draw:text-box>
        </draw:frame>
        <draw:frame draw:style-name="gr2" draw:text-style-name="P2" draw:layer="layout" svg:width="1.4cm" svg:height="0.962cm" svg:x="9.5cm" svg:y="13.088cm">
          <draw:text-box>
            <text:p><text:span text:style-name="T1">TC</text:span></text:p>
          </draw:text-box>
        </draw:frame>
        <draw:frame draw:style-name="gr2" draw:text-style-name="P2" draw:layer="layout" svg:width="1.45cm" svg:height="0.962cm" svg:x="7.25cm" svg:y="8.688cm">
          <draw:text-box>
            <text:p><text:span text:style-name="T1">TB</text:span></text:p>
          </draw:text-box>
        </draw:frame>
        <draw:frame draw:style-name="gr2" draw:text-style-name="P2" draw:layer="layout" svg:width="1cm" svg:height="0.962cm" svg:x="5cm" svg:y="2.588cm">
          <draw:text-box>
            <text:p><text:span text:style-name="T1">A</text:span></text:p>
          </draw:text-box>
        </draw:frame>
        <draw:line draw:style-name="gr17" draw:text-style-name="P1" draw:layer="layout" svg:x1="17.374cm" svg:y1="24.15cm" svg:x2="17.874cm" svg:y2="24.15cm">
          <text:p/>
        </draw:line>
        <draw:custom-shape draw:style-name="gr24" draw:text-style-name="P5" draw:layer="layout" svg:width="2.951cm" svg:height="1.826cm" svg:x="18.049cm" svg:y="24.42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5" draw:layer="layout" svg:width="2.951cm" svg:height="1.826cm" svg:x="15.449cm" svg:y="22.52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5" draw:layer="layout" svg:width="1.851cm" svg:height="2.174cm" svg:x="13.149cm" svg:y="19.82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5" draw:layer="layout" svg:width="2cm" svg:height="2.75cm" svg:x="11cm" svg:y="16.7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5" draw:layer="layout" svg:width="2cm" svg:height="3.25cm" svg:x="8.75cm" svg:y="13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5" draw:layer="layout" svg:width="2.75cm" svg:height="4cm" svg:x="6cm" svg:y="9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" draw:layer="layout" svg:width="1.9cm" svg:height="0.962cm" svg:x="18.1cm" svg:y="25.188cm">
          <draw:text-box>
            <text:p><text:span text:style-name="T1">TG2</text:span></text:p>
          </draw:text-box>
        </draw:frame>
        <draw:frame draw:style-name="gr2" draw:text-style-name="P2" draw:layer="layout" svg:width="1.85cm" svg:height="0.962cm" svg:x="15.4cm" svg:y="23.488cm">
          <draw:text-box>
            <text:p><text:span text:style-name="T1">TF2</text:span></text:p>
          </draw:text-box>
        </draw:frame>
        <draw:frame draw:style-name="gr2" draw:text-style-name="P2" draw:layer="layout" svg:width="1.9cm" svg:height="0.962cm" svg:x="13.1cm" svg:y="21.188cm">
          <draw:text-box>
            <text:p><text:span text:style-name="T1">TE2</text:span></text:p>
          </draw:text-box>
        </draw:frame>
        <draw:frame draw:style-name="gr2" draw:text-style-name="P2" draw:layer="layout" svg:width="2cm" svg:height="0.962cm" svg:x="11cm" svg:y="18.588cm">
          <draw:text-box>
            <text:p><text:span text:style-name="T1">TD2</text:span></text:p>
          </draw:text-box>
        </draw:frame>
        <draw:frame draw:style-name="gr2" draw:text-style-name="P2" draw:layer="layout" svg:width="2.05cm" svg:height="0.962cm" svg:x="8.7cm" svg:y="15.588cm">
          <draw:text-box>
            <text:p><text:span text:style-name="T1">TC2</text:span></text:p>
          </draw:text-box>
        </draw:frame>
        <draw:frame draw:style-name="gr2" draw:text-style-name="P2" draw:layer="layout" svg:width="1.85cm" svg:height="0.962cm" svg:x="5.9cm" svg:y="11.988cm">
          <draw:text-box>
            <text:p><text:span text:style-name="T1">TB2</text:span></text:p>
          </draw:text-box>
        </draw:frame>
        <draw:line draw:style-name="gr29" draw:text-style-name="P6" draw:layer="layout" svg:x1="-0.8cm" svg:y1="8.75cm" svg:x2="-0.8cm" svg:y2="12.95cm">
          <text:p/>
        </draw:line>
        <draw:line draw:style-name="gr29" draw:text-style-name="P6" draw:layer="layout" svg:x1="-0.75cm" svg:y1="13cm" svg:x2="-0.8cm" svg:y2="16.55cm">
          <text:p/>
        </draw:line>
        <draw:line draw:style-name="gr29" draw:text-style-name="P6" draw:layer="layout" svg:x1="-0.75cm" svg:y1="16.55cm" svg:x2="-0.75cm" svg:y2="19.5cm">
          <text:p/>
        </draw:line>
        <draw:line draw:style-name="gr29" draw:text-style-name="P6" draw:layer="layout" svg:x1="-0.75cm" svg:y1="19.5cm" svg:x2="-0.75cm" svg:y2="22.1cm">
          <text:p/>
        </draw:line>
        <draw:line draw:style-name="gr29" draw:text-style-name="P6" draw:layer="layout" svg:x1="-0.75cm" svg:y1="22.25cm" svg:x2="-0.75cm" svg:y2="24.3cm">
          <text:p/>
        </draw:line>
        <draw:line draw:style-name="gr29" draw:text-style-name="P6" draw:layer="layout" svg:x1="-0.75cm" svg:y1="24.5cm" svg:x2="-0.75cm" svg:y2="26.2cm">
          <text:p/>
        </draw:line>
        <draw:frame draw:style-name="gr2" draw:text-style-name="P2" draw:layer="layout" svg:width="1.55cm" svg:height="0.962cm" svg:x="-0.8cm" svg:y="10.388cm">
          <draw:text-box>
            <text:p><text:span text:style-name="T1">LB</text:span></text:p>
          </draw:text-box>
        </draw:frame>
        <draw:frame draw:style-name="gr2" draw:text-style-name="P2" draw:layer="layout" svg:width="1.55cm" svg:height="0.962cm" svg:x="-0.8cm" svg:y="14.288cm">
          <draw:text-box>
            <text:p><text:span text:style-name="T1">LC</text:span></text:p>
          </draw:text-box>
        </draw:frame>
        <draw:frame draw:style-name="gr2" draw:text-style-name="P2" draw:layer="layout" svg:width="1.55cm" svg:height="0.962cm" svg:x="-0.8cm" svg:y="17.588cm">
          <draw:text-box>
            <text:p><text:span text:style-name="T1">LD</text:span></text:p>
          </draw:text-box>
        </draw:frame>
        <draw:frame draw:style-name="gr2" draw:text-style-name="P2" draw:layer="layout" svg:width="1.55cm" svg:height="0.962cm" svg:x="-0.8cm" svg:y="20.388cm">
          <draw:text-box>
            <text:p><text:span text:style-name="T1">LE</text:span></text:p>
          </draw:text-box>
        </draw:frame>
        <draw:frame draw:style-name="gr2" draw:text-style-name="P2" draw:layer="layout" svg:width="1.55cm" svg:height="0.962cm" svg:x="-0.8cm" svg:y="22.788cm">
          <draw:text-box>
            <text:p><text:span text:style-name="T1">LF</text:span></text:p>
          </draw:text-box>
        </draw:frame>
        <draw:frame draw:style-name="gr2" draw:text-style-name="P2" draw:layer="layout" svg:width="1.55cm" svg:height="0.962cm" svg:x="-0.8cm" svg:y="24.888cm">
          <draw:text-box>
            <text:p><text:span text:style-name="T1">LG</text:span></text:p>
          </draw:text-box>
        </draw:frame>
        <draw:frame draw:style-name="gr30" draw:text-style-name="P7" draw:layer="layout" svg:width="1.4cm" svg:height="1.212cm" svg:x="-2.7cm" svg:y="10.188cm">
          <draw:text-box>
            <text:p><text:span text:style-name="T2">B</text:span></text:p>
          </draw:text-box>
        </draw:frame>
        <draw:frame draw:style-name="gr30" draw:text-style-name="P7" draw:layer="layout" svg:width="1.4cm" svg:height="1.212cm" svg:x="-2.7cm" svg:y="14.088cm">
          <draw:text-box>
            <text:p><text:span text:style-name="T2">C</text:span></text:p>
          </draw:text-box>
        </draw:frame>
        <draw:frame draw:style-name="gr30" draw:text-style-name="P7" draw:layer="layout" svg:width="1.4cm" svg:height="1.212cm" svg:x="-2.7cm" svg:y="17.388cm">
          <draw:text-box>
            <text:p><text:span text:style-name="T2">D</text:span></text:p>
          </draw:text-box>
        </draw:frame>
        <draw:frame draw:style-name="gr30" draw:text-style-name="P7" draw:layer="layout" svg:width="1.4cm" svg:height="1.212cm" svg:x="-2.7cm" svg:y="20.188cm">
          <draw:text-box>
            <text:p><text:span text:style-name="T2">E</text:span></text:p>
          </draw:text-box>
        </draw:frame>
        <draw:frame draw:style-name="gr30" draw:text-style-name="P7" draw:layer="layout" svg:width="1.4cm" svg:height="1.212cm" svg:x="-2.7cm" svg:y="22.688cm">
          <draw:text-box>
            <text:p><text:span text:style-name="T2">F</text:span></text:p>
          </draw:text-box>
        </draw:frame>
        <draw:frame draw:style-name="gr30" draw:text-style-name="P7" draw:layer="layout" svg:width="1.4cm" svg:height="1.212cm" svg:x="-2.7cm" svg:y="24.788cm">
          <draw:text-box>
            <text:p><text:span text:style-name="T2">G</text:span></text:p>
          </draw:text-box>
        </draw:frame>
      </draw:page>
      <draw:page draw:name="page5" draw:style-name="dp1" draw:master-page-name="預設">
        <draw:frame draw:style-name="gr1" draw:text-style-name="P4" draw:layer="layout" svg:width="37.019cm" svg:height="29.362cm" svg:x="-3.719cm" svg:y="0.45cm">
          <draw:image xlink:href="Pictures/100000000000024E000001D481DF4E76161FE1C3.png" xlink:type="simple" xlink:show="embed" xlink:actuate="onLoad" draw:mime-type="image/png">
            <text:p/>
          </draw:image>
        </draw:frame>
        <draw:line draw:style-name="gr16" draw:text-style-name="P1" draw:layer="layout" svg:x1="15.5cm" svg:y1="22.25cm" svg:x2="21.25cm" svg:y2="26.25cm">
          <text:p/>
        </draw:line>
        <draw:line draw:style-name="gr16" draw:text-style-name="P1" draw:layer="layout" svg:x1="18cm" svg:y1="26.25cm" svg:x2="21.25cm" svg:y2="26.25cm">
          <text:p/>
        </draw:line>
        <draw:line draw:style-name="gr16" draw:text-style-name="P1" draw:layer="layout" svg:x1="18cm" svg:y1="26.25cm" svg:x2="18cm" svg:y2="22.25cm">
          <text:p/>
        </draw:line>
        <draw:line draw:style-name="gr16" draw:text-style-name="P1" draw:layer="layout" svg:x1="15.5cm" svg:y1="22.25cm" svg:x2="18cm" svg:y2="22.25cm">
          <text:p/>
        </draw:line>
        <draw:line draw:style-name="gr17" draw:text-style-name="P1" draw:layer="layout" svg:x1="20.5cm" svg:y1="26.15cm" svg:x2="21cm" svg:y2="26.15cm">
          <text:p/>
        </draw:line>
        <draw:line draw:style-name="gr17" draw:text-style-name="P1" draw:layer="layout" svg:x1="19.5cm" svg:y1="24.6cm" svg:x2="19cm" svg:y2="24.6cm">
          <text:p/>
        </draw:line>
        <draw:line draw:style-name="gr17" draw:text-style-name="P1" draw:layer="layout" svg:x1="16.327cm" svg:y1="22.4cm" svg:x2="15.827cm" svg:y2="22.4cm">
          <text:p/>
        </draw:line>
        <draw:custom-shape draw:style-name="gr18" draw:text-style-name="P3" draw:layer="layout" svg:width="2.75cm" svg:height="2cm" draw:transform="rotate (-3.14159265358979) translate (21.5cm 26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" draw:layer="layout" svg:width="1.75cm" svg:height="0.962cm" svg:x="20cm" svg:y="24.588cm">
          <draw:text-box>
            <text:p><text:span text:style-name="T1">TG</text:span></text:p>
          </draw:text-box>
        </draw:frame>
        <draw:custom-shape draw:style-name="gr18" draw:text-style-name="P3" draw:layer="layout" svg:width="2.75cm" svg:height="2cm" draw:transform="rotate (-3.14159265358979) translate (18.2cm 24.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" draw:layer="layout" svg:width="2.35cm" svg:height="2.4cm" draw:transform="rotate (-3.14159265358979) translate (15.5cm 2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" draw:layer="layout" svg:width="2.35cm" svg:height="2.75cm" draw:transform="rotate (-3.14159265358979) translate (13.1cm 19.2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" draw:layer="layout" svg:width="2.35cm" svg:height="3.501cm" draw:transform="rotate (-3.14159265358979) translate (11cm 16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" draw:layer="layout" svg:width="2.7cm" svg:height="4.401cm" draw:transform="rotate (-3.14159265358979) translate (8.55cm 1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" draw:layer="layout" svg:width="7.05cm" svg:height="5.9cm" draw:transform="rotate (-3.14159265358979) translate (6cm 8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" draw:layer="layout" svg:width="1.5cm" svg:height="0.962cm" svg:x="16.6cm" svg:y="22.288cm">
          <draw:text-box>
            <text:p><text:span text:style-name="T1">TF</text:span></text:p>
          </draw:text-box>
        </draw:frame>
        <draw:frame draw:style-name="gr2" draw:text-style-name="P2" draw:layer="layout" svg:width="1.5cm" svg:height="0.962cm" svg:x="14cm" svg:y="19.588cm">
          <draw:text-box>
            <text:p><text:span text:style-name="T1">TE</text:span></text:p>
          </draw:text-box>
        </draw:frame>
        <draw:frame draw:style-name="gr2" draw:text-style-name="P2" draw:layer="layout" svg:width="1.45cm" svg:height="0.962cm" svg:x="11.75cm" svg:y="16.588cm">
          <draw:text-box>
            <text:p><text:span text:style-name="T1">TD</text:span></text:p>
          </draw:text-box>
        </draw:frame>
        <draw:frame draw:style-name="gr2" draw:text-style-name="P2" draw:layer="layout" svg:width="1.4cm" svg:height="0.962cm" svg:x="9.5cm" svg:y="13.088cm">
          <draw:text-box>
            <text:p><text:span text:style-name="T1">TC</text:span></text:p>
          </draw:text-box>
        </draw:frame>
        <draw:frame draw:style-name="gr2" draw:text-style-name="P2" draw:layer="layout" svg:width="1.45cm" svg:height="0.962cm" svg:x="7.25cm" svg:y="8.688cm">
          <draw:text-box>
            <text:p><text:span text:style-name="T1">TB</text:span></text:p>
          </draw:text-box>
        </draw:frame>
        <draw:frame draw:style-name="gr2" draw:text-style-name="P2" draw:layer="layout" svg:width="1cm" svg:height="0.962cm" svg:x="5cm" svg:y="2.588cm">
          <draw:text-box>
            <text:p><text:span text:style-name="T1">A</text:span></text:p>
          </draw:text-box>
        </draw:frame>
        <draw:line draw:style-name="gr17" draw:text-style-name="P1" draw:layer="layout" svg:x1="17.374cm" svg:y1="24.15cm" svg:x2="17.874cm" svg:y2="24.15cm">
          <text:p/>
        </draw:line>
        <draw:custom-shape draw:style-name="gr24" draw:text-style-name="P5" draw:layer="layout" svg:width="2.951cm" svg:height="1.826cm" svg:x="18.049cm" svg:y="24.42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5" draw:layer="layout" svg:width="2.951cm" svg:height="1.826cm" svg:x="15.449cm" svg:y="22.52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5" draw:layer="layout" svg:width="1.851cm" svg:height="2.174cm" svg:x="13.149cm" svg:y="19.82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5" draw:layer="layout" svg:width="2cm" svg:height="2.75cm" svg:x="11cm" svg:y="16.7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5" draw:layer="layout" svg:width="2cm" svg:height="3.25cm" svg:x="8.75cm" svg:y="13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5" draw:layer="layout" svg:width="2.75cm" svg:height="4cm" svg:x="6cm" svg:y="9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" draw:layer="layout" svg:width="1.9cm" svg:height="0.962cm" svg:x="18.1cm" svg:y="25.188cm">
          <draw:text-box>
            <text:p><text:span text:style-name="T1">TG2</text:span></text:p>
          </draw:text-box>
        </draw:frame>
        <draw:frame draw:style-name="gr2" draw:text-style-name="P2" draw:layer="layout" svg:width="1.85cm" svg:height="0.962cm" svg:x="15.4cm" svg:y="23.488cm">
          <draw:text-box>
            <text:p><text:span text:style-name="T1">TF2</text:span></text:p>
          </draw:text-box>
        </draw:frame>
        <draw:frame draw:style-name="gr2" draw:text-style-name="P2" draw:layer="layout" svg:width="1.9cm" svg:height="0.962cm" svg:x="13.1cm" svg:y="21.188cm">
          <draw:text-box>
            <text:p><text:span text:style-name="T1">TE2</text:span></text:p>
          </draw:text-box>
        </draw:frame>
        <draw:frame draw:style-name="gr2" draw:text-style-name="P2" draw:layer="layout" svg:width="2cm" svg:height="0.962cm" svg:x="11cm" svg:y="18.588cm">
          <draw:text-box>
            <text:p><text:span text:style-name="T1">TD2</text:span></text:p>
          </draw:text-box>
        </draw:frame>
        <draw:frame draw:style-name="gr2" draw:text-style-name="P2" draw:layer="layout" svg:width="2.05cm" svg:height="0.962cm" svg:x="8.7cm" svg:y="15.588cm">
          <draw:text-box>
            <text:p><text:span text:style-name="T1">TC2</text:span></text:p>
          </draw:text-box>
        </draw:frame>
        <draw:frame draw:style-name="gr2" draw:text-style-name="P2" draw:layer="layout" svg:width="1.85cm" svg:height="0.962cm" svg:x="5.9cm" svg:y="11.988cm">
          <draw:text-box>
            <text:p><text:span text:style-name="T1">TB2</text:span></text:p>
          </draw:text-box>
        </draw:frame>
        <draw:frame draw:style-name="gr2" draw:text-style-name="P2" draw:layer="layout" svg:width="1.55cm" svg:height="0.962cm" svg:x="12cm" svg:y="14.288cm">
          <draw:text-box>
            <text:p><text:span text:style-name="T1">LC</text:span></text:p>
          </draw:text-box>
        </draw:frame>
        <draw:frame draw:style-name="gr2" draw:text-style-name="P2" draw:layer="layout" svg:width="1.55cm" svg:height="0.962cm" svg:x="14.1cm" svg:y="17.588cm">
          <draw:text-box>
            <text:p><text:span text:style-name="T1">LD</text:span></text:p>
          </draw:text-box>
        </draw:frame>
        <draw:frame draw:style-name="gr2" draw:text-style-name="P2" draw:layer="layout" svg:width="1.55cm" svg:height="0.962cm" svg:x="16.4cm" svg:y="20.388cm">
          <draw:text-box>
            <text:p><text:span text:style-name="T1">LE</text:span></text:p>
          </draw:text-box>
        </draw:frame>
        <draw:frame draw:style-name="gr2" draw:text-style-name="P2" draw:layer="layout" svg:width="1.55cm" svg:height="0.962cm" svg:x="19cm" svg:y="22.788cm">
          <draw:text-box>
            <text:p><text:span text:style-name="T1">LF</text:span></text:p>
          </draw:text-box>
        </draw:frame>
        <draw:frame draw:style-name="gr2" draw:text-style-name="P2" draw:layer="layout" svg:width="1.55cm" svg:height="0.962cm" svg:x="22.4cm" svg:y="24.888cm">
          <draw:text-box>
            <text:p><text:span text:style-name="T1">LG</text:span></text:p>
          </draw:text-box>
        </draw:frame>
        <draw:frame draw:style-name="gr30" draw:text-style-name="P7" draw:layer="layout" svg:width="1.4cm" svg:height="1.212cm" svg:x="-2.7cm" svg:y="10.188cm">
          <draw:text-box>
            <text:p><text:span text:style-name="T2">B</text:span></text:p>
          </draw:text-box>
        </draw:frame>
        <draw:frame draw:style-name="gr30" draw:text-style-name="P7" draw:layer="layout" svg:width="1.4cm" svg:height="1.212cm" svg:x="-2.7cm" svg:y="14.088cm">
          <draw:text-box>
            <text:p><text:span text:style-name="T2">C</text:span></text:p>
          </draw:text-box>
        </draw:frame>
        <draw:frame draw:style-name="gr30" draw:text-style-name="P7" draw:layer="layout" svg:width="1.4cm" svg:height="1.212cm" svg:x="-2.7cm" svg:y="17.388cm">
          <draw:text-box>
            <text:p><text:span text:style-name="T2">D</text:span></text:p>
          </draw:text-box>
        </draw:frame>
        <draw:frame draw:style-name="gr30" draw:text-style-name="P7" draw:layer="layout" svg:width="1.4cm" svg:height="1.212cm" svg:x="-2.7cm" svg:y="20.188cm">
          <draw:text-box>
            <text:p><text:span text:style-name="T2">E</text:span></text:p>
          </draw:text-box>
        </draw:frame>
        <draw:frame draw:style-name="gr30" draw:text-style-name="P7" draw:layer="layout" svg:width="1.4cm" svg:height="1.212cm" svg:x="-2.7cm" svg:y="22.688cm">
          <draw:text-box>
            <text:p><text:span text:style-name="T2">F</text:span></text:p>
          </draw:text-box>
        </draw:frame>
        <draw:frame draw:style-name="gr30" draw:text-style-name="P7" draw:layer="layout" svg:width="1.4cm" svg:height="1.212cm" svg:x="-2.7cm" svg:y="24.788cm">
          <draw:text-box>
            <text:p><text:span text:style-name="T2">G</text:span></text:p>
          </draw:text-box>
        </draw:frame>
        <draw:custom-shape draw:style-name="gr31" draw:text-style-name="P1" draw:layer="layout" svg:width="0.75cm" svg:height="4.25cm" svg:x="9.1cm" svg:y="8.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2" draw:text-style-name="P1" draw:layer="layout" svg:width="0.75cm" svg:height="3.451cm" svg:x="11.401cm" svg:y="1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2" draw:text-style-name="P2" draw:layer="layout" svg:width="1.55cm" svg:height="0.962cm" svg:x="9.7cm" svg:y="10.388cm">
          <draw:text-box>
            <text:p><text:span text:style-name="T1">LB</text:span></text:p>
          </draw:text-box>
        </draw:frame>
        <draw:custom-shape draw:style-name="gr33" draw:text-style-name="P1" draw:layer="layout" svg:width="0.75cm" svg:height="3.051cm" svg:x="13.502cm" svg:y="16.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4" draw:text-style-name="P1" draw:layer="layout" svg:width="0.75cm" svg:height="2.651cm" svg:x="15.803cm" svg:y="19.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5" draw:text-style-name="P1" draw:layer="layout" svg:width="0.75cm" svg:height="2.101cm" svg:x="18.304cm" svg:y="22.2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6" draw:text-style-name="P1" draw:layer="layout" svg:width="0.75cm" svg:height="1.751cm" svg:x="21.805cm" svg:y="24.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7" draw:text-style-name="P1" draw:layer="layout" svg:width="0.4cm" svg:height="2.75cm" draw:transform="rotate (1.5707963267949) translate (8.75cm 8.4cm)">
          <text:p/>
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2" draw:text-style-name="P2" draw:layer="layout" svg:width="1.55cm" svg:height="0.962cm" svg:x="6.5cm" svg:y="14.188cm">
          <draw:text-box>
            <text:p><text:span text:style-name="T1">LB</text:span></text:p>
          </draw:text-box>
        </draw:frame>
        <draw:frame draw:style-name="gr38" draw:text-style-name="P9" draw:layer="layout" svg:width="1.75cm" svg:height="0.962cm" svg:x="9.5cm" svg:y="7.188cm">
          <draw:text-box>
            <text:p text:style-name="P8"><text:span text:style-name="T3">WB</text:span></text:p>
          </draw:text-box>
        </draw:frame>
        <draw:custom-shape draw:style-name="gr39" draw:text-style-name="P1" draw:layer="layout" svg:width="0.4cm" svg:height="2.199cm" draw:transform="rotate (1.5707963267949) translate (11.051cm 12.7cm)">
          <text:p/>
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8" draw:text-style-name="P9" draw:layer="layout" svg:width="1.75cm" svg:height="0.962cm" svg:x="11.5cm" svg:y="11.488cm">
          <draw:text-box>
            <text:p text:style-name="P8"><text:span text:style-name="T3">WC</text:span></text:p>
          </draw:text-box>
        </draw:frame>
        <draw:custom-shape draw:style-name="gr40" draw:text-style-name="P1" draw:layer="layout" svg:width="0.4cm" svg:height="2.099cm" draw:transform="rotate (1.5707963267949) translate (13.151cm 16.3cm)">
          <text:p/>
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8" draw:text-style-name="P9" draw:layer="layout" svg:width="1.75cm" svg:height="0.962cm" svg:x="13.5cm" svg:y="15.088cm">
          <draw:text-box>
            <text:p text:style-name="P8"><text:span text:style-name="T3">WD</text:span></text:p>
          </draw:text-box>
        </draw:frame>
        <draw:custom-shape draw:style-name="gr41" draw:text-style-name="P1" draw:layer="layout" svg:width="0.4cm" svg:height="2.649cm" draw:transform="rotate (1.5707963267949) translate (15.351cm 19.2cm)">
          <text:p/>
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8" draw:text-style-name="P9" draw:layer="layout" svg:width="1.75cm" svg:height="0.962cm" svg:x="16cm" svg:y="17.988cm">
          <draw:text-box>
            <text:p text:style-name="P8"><text:span text:style-name="T3">WE</text:span></text:p>
          </draw:text-box>
        </draw:frame>
        <draw:custom-shape draw:style-name="gr41" draw:text-style-name="P1" draw:layer="layout" svg:width="0.4cm" svg:height="2.649cm" draw:transform="rotate (1.5707963267949) translate (18.051cm 21.9cm)">
          <text:p/>
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8" draw:text-style-name="P9" draw:layer="layout" svg:width="1.75cm" svg:height="0.962cm" svg:x="18.6cm" svg:y="20.688cm">
          <draw:text-box>
            <text:p text:style-name="P8"><text:span text:style-name="T3">WF</text:span></text:p>
          </draw:text-box>
        </draw:frame>
      </draw:page>
      <draw:page draw:name="page6" draw:style-name="dp1" draw:master-page-name="預設">
        <draw:frame draw:style-name="gr1" draw:text-style-name="P1" draw:layer="layout" svg:width="19.836cm" svg:height="15.733cm" svg:x="4.2cm" svg:y="7.5cm">
          <draw:image xlink:href="Pictures/100000000000024E000001D481DF4E76161FE1C3.png" xlink:type="simple" xlink:show="embed" xlink:actuate="onLoad" draw:mime-type="image/png">
            <text:p/>
          </draw:image>
        </draw:frame>
        <draw:frame draw:style-name="gr2" draw:text-style-name="P2" draw:layer="layout" svg:width="1cm" svg:height="0.962cm" svg:x="5.4cm" svg:y="9.788cm">
          <draw:text-box>
            <text:p><text:span text:style-name="T1">A</text:span></text:p>
          </draw:text-box>
        </draw:frame>
        <draw:frame draw:style-name="gr2" draw:text-style-name="P2" draw:layer="layout" svg:width="1cm" svg:height="0.962cm" svg:x="5.4cm" svg:y="12.488cm">
          <draw:text-box>
            <text:p><text:span text:style-name="T1">B</text:span></text:p>
          </draw:text-box>
        </draw:frame>
        <draw:frame draw:style-name="gr2" draw:text-style-name="P2" draw:layer="layout" svg:width="1cm" svg:height="0.962cm" svg:x="5.4cm" svg:y="14.588cm">
          <draw:text-box>
            <text:p><text:span text:style-name="T1">C</text:span></text:p>
          </draw:text-box>
        </draw:frame>
        <draw:frame draw:style-name="gr2" draw:text-style-name="P2" draw:layer="layout" svg:width="1cm" svg:height="0.962cm" svg:x="5.4cm" svg:y="16.388cm">
          <draw:text-box>
            <text:p><text:span text:style-name="T1">D</text:span></text:p>
          </draw:text-box>
        </draw:frame>
        <draw:frame draw:style-name="gr2" draw:text-style-name="P2" draw:layer="layout" svg:width="1cm" svg:height="0.962cm" svg:x="5.4cm" svg:y="17.888cm">
          <draw:text-box>
            <text:p><text:span text:style-name="T1">E</text:span></text:p>
          </draw:text-box>
        </draw:frame>
        <draw:frame draw:style-name="gr2" draw:text-style-name="P2" draw:layer="layout" svg:width="1cm" svg:height="0.962cm" svg:x="5.4cm" svg:y="19.288cm">
          <draw:text-box>
            <text:p><text:span text:style-name="T1">F</text:span></text:p>
          </draw:text-box>
        </draw:frame>
        <draw:frame draw:style-name="gr2" draw:text-style-name="P2" draw:layer="layout" svg:width="1cm" svg:height="0.962cm" svg:x="5.4cm" svg:y="20.388cm">
          <draw:text-box>
            <text:p><text:span text:style-name="T1">G</text:span></text:p>
          </draw:text-box>
        </draw:frame>
        <draw:frame draw:style-name="gr2" draw:text-style-name="P2" draw:layer="layout" svg:width="1cm" svg:height="0.962cm" svg:x="5.4cm" svg:y="21.288cm">
          <draw:text-box>
            <text:p><text:span text:style-name="T1">H</text:span></text:p>
          </draw:text-box>
        </draw:frame>
        <draw:line draw:style-name="gr42" draw:text-style-name="P1" draw:layer="layout" svg:x1="3.8cm" svg:y1="22.25cm" svg:x2="3.8cm" svg:y2="16.75cm">
          <text:p/>
        </draw:line>
        <draw:line draw:style-name="gr42" draw:text-style-name="P1" draw:layer="layout" svg:x1="3.75cm" svg:y1="16.75cm" svg:x2="14.35cm" svg:y2="17.75cm">
          <text:p/>
        </draw:line>
        <draw:line draw:style-name="gr42" draw:text-style-name="P1" draw:layer="layout" svg:x1="14.35cm" svg:y1="17.75cm" svg:x2="9.85cm" svg:y2="17.75cm">
          <text:p/>
        </draw:line>
        <draw:line draw:style-name="gr42" draw:text-style-name="P1" draw:layer="layout" svg:x1="9.877cm" svg:y1="17.75cm" svg:x2="9.85cm" svg:y2="16.75cm">
          <text:p/>
        </draw:line>
        <draw:custom-shape draw:style-name="gr43" draw:text-style-name="P10" draw:layer="layout" svg:width="6.5cm" svg:height="1.5cm" svg:x="5.6cm" svg:y="16.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.95cm" svg:height="1.1cm" svg:x="15.8cm" svg:y="19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4.35cm" svg:y1="22.05cm" svg:x2="4.35cm" svg:y2="19.2cm">
          <text:p/>
        </draw:line>
        <draw:line draw:style-name="gr45" draw:text-style-name="P1" draw:layer="layout" svg:x1="4.35cm" svg:y1="19.25cm" svg:x2="17.6cm" svg:y2="20.25cm">
          <text:p/>
        </draw:line>
        <draw:line draw:style-name="gr46" draw:text-style-name="P1" draw:layer="layout" svg:x1="17.6cm" svg:y1="20.5cm" svg:x2="16.6cm" svg:y2="20.5cm">
          <text:p/>
        </draw:line>
        <draw:line draw:style-name="gr46" draw:text-style-name="P1" draw:layer="layout" svg:x1="16.6cm" svg:y1="20.5cm" svg:x2="16.6cm" svg:y2="19.5cm">
          <text:p/>
        </draw:line>
        <draw:frame draw:style-name="gr2" draw:text-style-name="P11" draw:layer="layout" svg:width="0.75cm" svg:height="0.962cm" svg:x="14.05cm" svg:y="19.35cm">
          <draw:text-box>
            <text:p><text:span text:style-name="T4">4</text:span></text:p>
          </draw:text-box>
        </draw:frame>
        <draw:frame draw:style-name="gr2" draw:text-style-name="P11" draw:layer="layout" svg:width="0.75cm" svg:height="0.962cm" svg:x="3.65cm" svg:y="20.35cm">
          <draw:text-box>
            <text:p><text:span text:style-name="T4">1</text:span></text:p>
          </draw:text-box>
        </draw:frame>
        <draw:frame draw:style-name="gr2" draw:text-style-name="P11" draw:layer="layout" svg:width="0.75cm" svg:height="0.962cm" svg:x="7.45cm" svg:y="19.55cm">
          <draw:text-box>
            <text:p><text:span text:style-name="T4">2</text:span></text:p>
          </draw:text-box>
        </draw:frame>
        <draw:frame draw:style-name="gr2" draw:text-style-name="P11" draw:layer="layout" svg:width="0.75cm" svg:height="0.962cm" svg:x="16.05cm" svg:y="20.25cm">
          <draw:text-box>
            <text:p><text:span text:style-name="T4">3</text:span></text:p>
          </draw:text-box>
        </draw:frame>
        <draw:frame draw:style-name="gr2" draw:text-style-name="P12" draw:layer="layout" svg:width="0.75cm" svg:height="0.962cm" svg:x="3.15cm" svg:y="18.75cm">
          <draw:text-box>
            <text:p><text:span text:style-name="T5">1</text:span></text:p>
          </draw:text-box>
        </draw:frame>
        <draw:frame draw:style-name="gr2" draw:text-style-name="P12" draw:layer="layout" svg:width="0.75cm" svg:height="0.962cm" svg:x="7.65cm" svg:y="16.35cm">
          <draw:text-box>
            <text:p><text:span text:style-name="T5">2</text:span></text:p>
          </draw:text-box>
        </draw:frame>
        <draw:frame draw:style-name="gr2" draw:text-style-name="P12" draw:layer="layout" svg:width="0.75cm" svg:height="0.962cm" svg:x="11.15cm" svg:y="17.65cm">
          <draw:text-box>
            <text:p><text:span text:style-name="T5">3</text:span></text:p>
          </draw:text-box>
        </draw:frame>
        <draw:frame draw:style-name="gr2" draw:text-style-name="P12" draw:layer="layout" svg:width="0.75cm" svg:height="0.962cm" svg:x="9.15cm" svg:y="16.35cm">
          <draw:text-box>
            <text:p><text:span text:style-name="T5">4</text:span></text:p>
          </draw:text-box>
        </draw:frame>
        <draw:custom-shape draw:style-name="gr47" draw:text-style-name="P3" draw:layer="layout" svg:width="1.25cm" svg:height="2.001cm" draw:transform="rotate (-3.14159265358979) translate (10.85cm 1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48" draw:text-style-name="P13" draw:layer="layout" svg:x1="3.25cm" svg:y1="22.25cm" svg:x2="3.25cm" svg:y2="12.25cm">
          <text:p/>
        </draw:line>
        <draw:frame draw:style-name="gr49" draw:text-style-name="P14" draw:layer="layout" svg:width="0.75cm" svg:height="0.962cm" svg:x="2.55cm" svg:y="16.55cm">
          <draw:text-box>
            <text:p><text:span text:style-name="T6">1</text:span></text:p>
          </draw:text-box>
        </draw:frame>
        <draw:line draw:style-name="gr48" draw:text-style-name="P13" draw:layer="layout" svg:x1="3.25cm" svg:y1="12.25cm" svg:x2="10.5cm" svg:y2="12.25cm">
          <text:p/>
        </draw:line>
        <draw:line draw:style-name="gr48" draw:text-style-name="P13" draw:layer="layout" svg:x1="3.25cm" svg:y1="12.5cm" svg:x2="9.5cm" svg:y2="12.5cm">
          <text:p/>
        </draw:line>
        <draw:frame draw:style-name="gr49" draw:text-style-name="P14" draw:layer="layout" svg:width="1.5cm" svg:height="0.962cm" svg:x="6.25cm" svg:y="11.45cm">
          <draw:text-box>
            <text:p><text:span text:style-name="T6">2-1</text:span></text:p>
          </draw:text-box>
        </draw:frame>
        <draw:frame draw:style-name="gr49" draw:text-style-name="P14" draw:layer="layout" svg:width="1.5cm" svg:height="0.962cm" svg:x="6.25cm" svg:y="12.35cm">
          <draw:text-box>
            <text:p><text:span text:style-name="T6">2-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hatch draw:name="Blue_20_45_20_Degrees_20_Crossed" draw:display-name="Blue 45 Degrees Crossed" draw:style="double" draw:color="#2a6099" draw:distance="0.203cm" draw:rotation="450"/>
    <draw:hatch draw:name="Green_20_90_20_Degrees_20_Triple" draw:display-name="Green 90 Degrees Triple" draw:style="triple" draw:color="#00a933" draw:distance="0.203cm" draw:rotation="900"/>
    <draw:hatch draw:name="Red_20_-45_20_Degrees_20_Triple" draw:display-name="Red -45 Degrees Triple" draw:style="triple" draw:color="#ff0000" draw:distance="0.305cm" draw:rotation="1350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draw:marker draw:name="線條箭頭_20_3" draw:display-name="線條箭頭 3" svg:viewBox="0 0 20 20" svg:d="M0 20l10-20 10 20z"/>
    <draw:marker draw:name="線條箭頭_20_4" draw:display-name="線條箭頭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492300" draw:fill="none" draw:fill-gradient-name="Gradient_20_1" draw:fill-hatch-name="Red_20_90_20_Degrees_20_Crossed_20_1" draw:fill-image-name="Bitmap_20_1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4T14:41:40.122653937</meta:creation-date>
    <dc:date>2023-05-28T03:32:15.449353829</dc:date>
    <meta:editing-duration>PT3H47M14S</meta:editing-duration>
    <meta:editing-cycles>13</meta:editing-cycles>
    <meta:generator>LibreOffice/7.0.4.2$Linux_X86_64 LibreOffice_project/00$Build-2</meta:generator>
    <meta:document-statistic meta:object-count="191"/>
  </office:meta>
</office:document-meta>
</file>